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48f6" officeooo:paragraph-rsid="001148f6"/>
    </style:style>
    <style:style style:name="P2" style:family="paragraph" style:parent-style-name="Standard">
      <style:text-properties officeooo:rsid="001148f6" officeooo:paragraph-rsid="0012fac7"/>
    </style:style>
    <style:style style:name="P3" style:family="paragraph" style:parent-style-name="Standard">
      <style:text-properties officeooo:rsid="0012fac7" officeooo:paragraph-rsid="0012fac7"/>
    </style:style>
    <style:style style:name="P4" style:family="paragraph" style:parent-style-name="Standard">
      <style:text-properties officeooo:paragraph-rsid="0012fac7"/>
    </style:style>
    <style:style style:name="P5" style:family="paragraph" style:parent-style-name="Standard">
      <style:text-properties officeooo:rsid="0012fac7" officeooo:paragraph-rsid="0012fac7"/>
    </style:style>
    <style:style style:name="P6" style:family="paragraph" style:parent-style-name="Standard">
      <style:text-properties fo:color="#ffffff" officeooo:rsid="0012fac7" officeooo:paragraph-rsid="0012fac7" fo:background-color="#ff0000"/>
    </style:style>
    <style:style style:name="P7" style:family="paragraph" style:parent-style-name="Standard">
      <style:text-properties fo:color="#ffffff" officeooo:rsid="00136c23" officeooo:paragraph-rsid="00136c23" fo:background-color="#ff0000"/>
    </style:style>
    <style:style style:name="P8" style:family="paragraph" style:parent-style-name="Standard">
      <style:text-properties fo:color="#ffffff" officeooo:rsid="0014d1a3" officeooo:paragraph-rsid="0014d1a3" fo:background-color="#ff0000"/>
    </style:style>
    <style:style style:name="P9" style:family="paragraph" style:parent-style-name="Standard">
      <style:text-properties fo:color="#ffffff" officeooo:rsid="0015f595" officeooo:paragraph-rsid="0015f595" fo:background-color="#5eb91e"/>
    </style:style>
    <style:style style:name="P10" style:family="paragraph" style:parent-style-name="Standard">
      <style:text-properties fo:color="#ffffff" officeooo:rsid="001a1dee" officeooo:paragraph-rsid="001a1dee" fo:background-color="#5eb91e"/>
    </style:style>
    <style:style style:name="P11" style:family="paragraph" style:parent-style-name="Standard">
      <style:text-properties officeooo:rsid="00136c23" officeooo:paragraph-rsid="00136c23"/>
    </style:style>
    <style:style style:name="P12" style:family="paragraph" style:parent-style-name="Standard">
      <style:text-properties officeooo:paragraph-rsid="00136c23"/>
    </style:style>
    <style:style style:name="P13" style:family="paragraph" style:parent-style-name="Standard">
      <style:text-properties officeooo:rsid="0014d1a3" officeooo:paragraph-rsid="0014d1a3"/>
    </style:style>
    <style:style style:name="P14" style:family="paragraph" style:parent-style-name="Standard">
      <style:text-properties officeooo:rsid="0015f595" officeooo:paragraph-rsid="0015f595"/>
    </style:style>
    <style:style style:name="P15" style:family="paragraph" style:parent-style-name="Standard">
      <style:text-properties officeooo:paragraph-rsid="0015f595"/>
    </style:style>
    <style:style style:name="P16" style:family="paragraph" style:parent-style-name="Standard">
      <style:text-properties officeooo:rsid="0016ffc0" officeooo:paragraph-rsid="0016ffc0"/>
    </style:style>
    <style:style style:name="P17" style:family="paragraph" style:parent-style-name="Standard">
      <style:text-properties officeooo:paragraph-rsid="0016ffc0"/>
    </style:style>
    <style:style style:name="P18" style:family="paragraph" style:parent-style-name="Standard">
      <style:text-properties officeooo:rsid="001857d1" officeooo:paragraph-rsid="001857d1"/>
    </style:style>
    <style:style style:name="P19" style:family="paragraph" style:parent-style-name="Standard">
      <style:text-properties officeooo:rsid="001a1dee" officeooo:paragraph-rsid="001a1dee"/>
    </style:style>
    <style:style style:name="T1" style:family="text">
      <style:text-properties officeooo:rsid="001148f6"/>
    </style:style>
    <style:style style:name="T2" style:family="text">
      <style:text-properties officeooo:rsid="0012fac7"/>
    </style:style>
    <style:style style:name="T3" style:family="text">
      <style:text-properties officeooo:rsid="00136c23"/>
    </style:style>
    <style:style style:name="T4" style:family="text">
      <style:text-properties officeooo:rsid="0015f595"/>
    </style:style>
    <style:style style:name="T5" style:family="text">
      <style:text-properties officeooo:rsid="0016ffc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k naprawdę nikt nie jest w stanie zaproponować czegoś więcej poza regresja I klasyfikacją. To straszne uproszczenie. Systemy powinny wskazywać optymalne rozwiązania na bierząco teraz, odrazu. </text:p>
      <text:p text:style-name="P1">Ja teoretycznie znam te metody ale mam ogromne problemy z uruchomieniem tych metod w realnym życiu.</text:p>
      <text:p text:style-name="P1"/>
      <text:p text:style-name="P1">Musze zacząć od jakiegoś zbioru masowego</text:p>
      <text:p text:style-name="P1">1. Biorę sobie metodę – maksymalizację zysku</text:p>
      <text:p text:style-name="P1">POMYSŁY – <text:span text:style-name="T2">MAKSYMALIZACJA lub MINIMALIZACJA WYNIKU</text:span></text:p>
      <text:p text:style-name="P3">metody znają wszyscy – nikt nie ma bardziej ambitnego pomysłu na ich zastosowanie</text:p>
      <text:p text:style-name="P2"/>
      <text:p text:style-name="P6">MINIMALIZACJA KOSZTÓW ZAKUPU SAMOCHODU</text:p>
      <text:p text:style-name="P3">Mamy zestaw samochodów ich awaryjność, spalanie, wiek oraz cenę <text:s/>- minimalizacja kosztów zakupu </text:p>
      <text:p text:style-name="P3">funkcja celu: cena zakupu samochodu </text:p>
      <text:p text:style-name="P4"><text:span text:style-name="T2">Zmienne – spalanie, awaryjność, moc silnika, prędkość</text:span><text:span text:style-name="T1"> </text:span></text:p>
      <text:p text:style-name="P4"/>
      <text:p text:style-name="P3">Powiedzmy że sobie to wrzucę do Excela – <text:span text:style-name="T3">wtedy mogę to sobie odfiltrować I mam najlepszy samochód – czyli bez sensu uzywać programowania liniowego</text:span></text:p>
      <text:p text:style-name="P3"/>
      <text:p text:style-name="P3"/>
      <text:p text:style-name="P7">ZAKUP SUROWCA DRZEWNEGO</text:p>
      <text:p text:style-name="P11">mamy 100 różnych gatunków drewna plus mamy 50 różnych rodzajów drewna.</text:p>
      <text:p text:style-name="P11">Mamy różne poziomy melaminy w każdym gatunku drewna. <text:s/></text:p>
      <text:p text:style-name="P12"><text:span text:style-name="T3">Mamy różne ceny drewna.</text:span></text:p>
      <text:p text:style-name="P12"><text:span text:style-name="T3">Każdy rodzaj drewna można kupić w ograniczonych ilościach ograniczone ilości drewna (na podstawie badań z poprzednich lat)</text:span></text:p>
      <text:p text:style-name="P12"><text:span text:style-name="T3">Ile trzeba kupić jakiego drewna aby zdobyć 1000 ton melaminy przy minimalnym koszcie. <text:s/></text:span></text:p>
      <text:p text:style-name="P12"/>
      <text:p text:style-name="P13">Bez sensu – oni I tak kupowali wszystko jak leci – robota tworetyczna bez większego sensu</text:p>
      <text:p text:style-name="P13"/>
      <text:p text:style-name="P13"/>
      <text:p text:style-name="P8">ZAKUP SIARKI</text:p>
      <text:p text:style-name="P13">jest 6 punktów odbioru siarki</text:p>
      <text:p text:style-name="P13">każdy punkt ma swoją cenę sprzedaży</text:p>
      <text:p text:style-name="P13">to nie jest zadanie masowe – to ogólnie łatwo zrobić</text:p>
      <text:p text:style-name="P13"/>
      <text:p text:style-name="P13"/>
      <text:p text:style-name="P14">Co jest potrzebne?</text:p>
      <text:p text:style-name="P9">DYLEMAT GAZECIARZA</text:p>
      <text:p text:style-name="P14">ktoś produkuje tysiące ciastek dla 40 punktów odbioru. Czyli ma ktoś ogromną baze danych ile każdego dnia sprzedał jakich ciastek.</text:p>
      <text:p text:style-name="P14">Czyli analiza za pomocą Pandy – wyizolowanie sprzedaży okreslonych ciastek we wszystkie czwartki od dwóch lat. Każdy miesiąc oddzielnie. </text:p>
      <text:p text:style-name="P14">W ten sposób dochodzimy do rozkładu prawdopodobieństwa sprzedaży masowej.</text:p>
      <text:p text:style-name="P14">Piekarz nie zapłaci za taką analizę. </text:p>
      <text:p text:style-name="P14">Jaka jest masowa sprzedaż niezmienna?</text:p>
      <text:p text:style-name="P15"><text:span text:style-name="T4">Rodzaj monopolu </text:span></text:p>
      <text:p text:style-name="P15"><text:span text:style-name="T4">np. służba zdrowia – ile łóżek ma wystawić szpital – łóżko puste (niesprzedane), łóżko zajęte (sprzedane)</text:span></text:p>
      <text:p text:style-name="P15"><text:soft-page-break/><text:span text:style-name="T4">np. autobus – autobus zabiera 20 osób (sprzedane gazety) i 50 – 20 = 30 miejsc niesprzedanych (nie sprzedane gazety).</text:span></text:p>
      <text:p text:style-name="P16">W autobusie nie można sterować ilością miejsc chyba, że sie ma dwa autobusy. </text:p>
      <text:p text:style-name="P17"><text:span text:style-name="T5">Czyli jaki autobus podstawić kiedy.</text:span></text:p>
      <text:p text:style-name="P16">Ile wystawić karetek, karetka stoi nic nie sprzedaje jak jeździ do pacjęta to sprzedaje <text:s/></text:p>
      <text:p text:style-name="P16">Mamy 1000 dni – I dane ile było interwencji w dniach I godzinach </text:p>
      <text:p text:style-name="P16">REGRESJA TO LEPIEJ ZAŁATWI</text:p>
      <text:p text:style-name="P17"/>
      <text:p text:style-name="P17"/>
      <text:p text:style-name="P16">Maksymalizacja zysku</text:p>
      <text:p text:style-name="P16">W biznesie wszystko jest na oko – udowodnij że można coś zrobić nie na oko tylko przez algotytm. Tak żeby naprawdę to miało sens.</text:p>
      <text:p text:style-name="P16">Ludzie myślą jak zaplanować zmiany – ok, tylkmo kto za top zapłaci? Trzeba by zrobić program dla mas.</text:p>
      <text:p text:style-name="P16"/>
      <text:p text:style-name="P18">Jakiś koszmar….</text:p>
      <text:p text:style-name="P18"/>
      <text:p text:style-name="P10">SPEKULACJE GIEŁDOWE</text:p>
      <text:p text:style-name="P19"/>
      <text:p text:style-name="P19">Mamy 160 różnych spółek, powinniśmy wskazać najbardziej rentowną, której akcje w długim terminie mogą znacznie wzrosnąć. Dlaczego – bo jest sprawna. </text:p>
      <text:p text:style-name="P19">Czyli robimy peleton najlepszych spółek I porównujemy do cen. Jak sie okaże że nie ma korelacji w średnim I długim okresie to co?</text:p>
      <text:p text:style-name="P19"/>
      <text:p text:style-name="P19">Mam pracę tego guzika – zbadajmy co sie działo od tego czasu z akcjami tych banków. - szybka piłka aby sprawdzić czy ten sposób działa.</text:p>
      <text:p text:style-name="P19"/>
      <text:p text:style-name="P19">Można zacząć samemu grać na giełdzie (liczyć karty – 6 talli – Raynmen).</text:p>
      <text:p text:style-name="P19"/>
      <text:p text:style-name="P18"/>
      <text:p text:style-name="P17"><text:span text:style-name="T5"><text:s/></text:span><text:span text:style-name="T4"><text:s/></text:span></text:p>
      <text:p text:style-name="P15"/>
      <text:p text:style-name="P15"/>
      <text:p text:style-name="P14"/>
      <text:p text:style-name="P14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8" meta:word-count="482" meta:character-count="3226" meta:non-whitespace-character-count="2748"/>
  </office:meta>
</office:document-meta>
</file>